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e97e" officeooo:paragraph-rsid="001ce97e" style:font-size-asian="12.25pt" style:font-size-complex="14pt"/>
    </style:style>
    <style:style style:name="P2" style:family="paragraph" style:parent-style-name="Standard">
      <style:text-properties fo:font-size="12pt" officeooo:rsid="001ce97e" officeooo:paragraph-rsid="001ce97e" style:font-size-asian="10.5pt" style:font-size-complex="12pt"/>
    </style:style>
    <style:style style:name="P3" style:family="paragraph" style:parent-style-name="Standard">
      <style:text-properties fo:font-size="12pt" officeooo:rsid="001e8f62" officeooo:paragraph-rsid="001e8f62" style:font-size-asian="10.5pt" style:font-size-complex="12pt"/>
    </style:style>
    <style:style style:name="P4" style:family="paragraph" style:parent-style-name="Standard">
      <style:text-properties fo:font-size="12pt" officeooo:rsid="001e8f62" officeooo:paragraph-rsid="001e8f62" style:font-size-asian="12pt" style:font-size-complex="12pt"/>
    </style:style>
    <style:style style:name="T1" style:family="text">
      <style:text-properties officeooo:rsid="001e8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Matriz Transposta: Requisitos</text:p>
      <text:p text:style-name="P1"/>
      <text:p text:style-name="P2">1-Assim que o usuário abrir o sistema, o mesmo deverá solicitar o número de linhas e de colunas da matriz.</text:p>
      <text:p text:style-name="P2"/>
      <text:p text:style-name="P3">2-Tanto a quantidade de linhas como a de colunas não pode ultrapassar de 20.</text:p>
      <text:p text:style-name="P3"/>
      <text:p text:style-name="P3">3-A matriz pode ou não ser quadrada</text:p>
      <text:p text:style-name="P3"/>
      <text:p text:style-name="P3">4-A matriz deverá ser preenchida somente com números inteiros</text:p>
      <text:p text:style-name="P3"/>
      <text:p text:style-name="P2"><text:span text:style-name="T1">5</text:span>-Assim que o número de linhas e de colunas forem solicitados ao usuário, o mesmo deverá inseri-los da seguinte maneira:</text:p>
      <text:p text:style-name="P2"><text:tab/></text:p>
      <text:p text:style-name="P2"><text:tab/>Número de linhas ESPAÇO Número de colunas.</text:p>
      <text:p text:style-name="P2"/>
      <text:p text:style-name="P2"><text:span text:style-name="T1">6</text:span>-Assim que o usuário terminar de inserir os números de linhas e de colunas, o sistema deverá solicitar ao usuário os elementos da matriz, um por vez. <text:span text:style-name="T1">Os elementos serão inseridos por linha, ou seja, o usuário irá digitar todos os elementos da primeira linha depois todos os elementos da segunda linha e assim por diante até a matriz toda estar preenchida. </text:span></text:p>
      <text:p text:style-name="P2"><text:tab/></text:p>
      <text:p text:style-name="P2"><text:tab/><text:span text:style-name="T1">Exemplo de entrada:</text:span></text:p>
      <text:p text:style-name="P2"/>
      <text:p text:style-name="P2"><text:tab/><text:span text:style-name="T1">2 2</text:span></text:p>
      <text:p text:style-name="P2"><text:tab/><text:span text:style-name="T1">1</text:span></text:p>
      <text:p text:style-name="P3"><text:tab/>2</text:p>
      <text:p text:style-name="P3"><text:tab/>3</text:p>
      <text:p text:style-name="P3"><text:tab/>4</text:p>
      <text:p text:style-name="P3"/>
      <text:p text:style-name="P4">Nesse caso, a matriz inserida seria de ordem 2x2 e teria seus elementos dispostos da seguinte maneira:</text:p>
      <text:p text:style-name="P4"><text:tab/></text:p>
      <text:p text:style-name="P4"><text:tab/>1 2</text:p>
      <text:p text:style-name="P4"><text:tab/>3 4</text:p>
      <text:p text:style-name="P1"/>
      <text:p text:style-name="P4">7- Assim que o usuário terminar de inserir todas as informações e elementos da matriz citados acima, o sistema deverá exibir a matriz transposta àquela no seguinte formato:</text:p>
      <text:p text:style-name="P4"><text:tab/></text:p>
      <text:p text:style-name="P4"><text:tab/>Exemplo de saída para o exemplo de entrada acima:</text:p>
      <text:p text:style-name="P4"><text:tab/><text:tab/></text:p>
      <text:p text:style-name="P4"><text:tab/><text:tab/>1 3</text:p>
      <text:p text:style-name="P4"><text:tab/><text:tab/>2 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1:58:43.070000000</meta:creation-date>
    <dc:date>2016-04-15T12:30:21.995000000</dc:date>
    <meta:editing-duration>PT10M14S</meta:editing-duration>
    <meta:editing-cycles>1</meta:editing-cycles>
    <meta:generator>LibreOffice/5.0.3.2$Windows_X86_64 LibreOffice_project/e5f16313668ac592c1bfb310f4390624e3dbfb75</meta:generator>
    <meta:document-statistic meta:table-count="0" meta:image-count="0" meta:object-count="0" meta:page-count="1" meta:paragraph-count="26" meta:word-count="214" meta:character-count="1216" meta:non-whitespace-character-count="1002"/>
  </office:meta>
</office:document-meta>
</file>